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25cm" fo:min-width="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188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6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5cm" svg:height="1.5cm" svg:x="10.5cm" svg:y="0.5cm">
          <text:p text:style-name="P1">Literature Review &amp; Defining Objective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13.5cm" svg:y="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6.5cm" svg:height="1.5cm" svg:x="10.5cm" svg:y="2.5cm">
          <text:p text:style-name="P1">Sandbox Experiment &amp; Data Analysi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13.5cm" svg:y="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6.5cm" svg:height="1.5cm" svg:x="10.5cm" svg:y="4.5cm">
          <text:p text:style-name="P1">Conceptual Model Develop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13.5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6.5cm" svg:height="1.5cm" svg:x="10.5cm" svg:y="6.5cm">
          <text:p text:style-name="P1">Development of OpenFOAM solv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13.5cm" svg:y="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6.5cm" svg:height="1.5cm" svg:x="10.5cm" svg:y="8.5cm">
          <text:p text:style-name="P1">Calibration &amp; Valida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13.5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6.5cm" svg:height="1cm" svg:x="10.5cm" svg:y="10.5cm">
          <text:p text:style-name="P1">Sensitivity Analysi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13.5cm" svg:y="11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1" draw:layer="layout" svg:width="6.5cm" svg:height="1cm" svg:x="10.5cm" svg:y="12cm">
          <text:p text:style-name="P1">Running Simulation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3T21:53:30.219382266</meta:creation-date>
    <dc:date>2023-12-13T22:12:00.215200140</dc:date>
    <meta:editing-duration>PT8M19S</meta:editing-duration>
    <meta:editing-cycles>1</meta:editing-cycles>
    <meta:document-statistic meta:object-count="36"/>
    <meta:generator>LibreOffice/7.3.7.2$Linux_X86_64 LibreOffice_project/30$Build-2</meta:generator>
  </office:meta>
</office:document-meta>
</file>